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0cm"/>
    </style:style>
    <style:style style:name="gr6" style:family="graphic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pr1" style:family="presentation" style:parent-style-name="Default-title">
      <style:graphic-properties draw:auto-grow-height="true" fo:min-height="4.9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draw:auto-grow-height="true" fo:min-height="2.563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title">
      <style:graphic-properties fo:min-height="2.363cm"/>
    </style:style>
    <style:style style:name="pr9" style:family="presentation" style:parent-style-name="Default-title">
      <style:graphic-properties fo:min-height="2.332cm"/>
    </style:style>
    <style:style style:name="pr10" style:family="presentation" style:parent-style-name="Default-title">
      <style:graphic-properties fo:min-height="1.763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32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16pt" style:font-size-asian="16pt" style:font-size-complex="1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2pt" fo:font-weight="bold" style:font-size-asian="22pt" style:font-size-complex="22pt"/>
    </style:style>
    <style:style style:name="T10" style:family="text">
      <style:text-properties fo:font-size="20pt" fo:text-shadow="none" fo:font-weight="bold" style:font-size-asian="20pt" style:font-weight-asian="bold" style:font-size-complex="20pt" style:font-weight-complex="bold"/>
    </style:style>
    <style:style style:name="T11" style:family="text">
      <style:text-properties fo:font-size="20pt" fo:font-weight="bold" style:font-size-asian="20pt" style:font-size-complex="20pt"/>
    </style:style>
    <style:style style:name="T12" style:family="text">
      <style:text-properties fo:font-size="16pt" fo:font-style="italic" fo:text-shadow="1pt 1pt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4.906cm" svg:x="1.4cm" svg:y="3.094cm" presentation:class="title" presentation:user-transformed="true">
          <draw:text-box>
            <text:p>Self Performance Review</text:p>
          </draw:text-box>
        </draw:frame>
        <draw:frame presentation:style-name="pr2" draw:layer="layout" svg:width="16.6cm" svg:height="10cm" svg:x="11cm" svg:y="10.2cm" presentation:class="outline" presentation:user-transformed="true">
          <draw:text-box>
            <text:p><text:s text:c="26"/></text:p>
            <text:p/>
            <text:p><text:span text:style-name="T1">Name</text:span><text:span text:style-name="T1"><text:tab/></text:span><text:span text:style-name="T1">:</text:span><text:span text:style-name="T1"><text:tab/></text:span><text:span text:style-name="T1"><text:tab/></text:span><text:span text:style-name="T1"><text:tab/></text:span><text:span text:style-name="T2">A.Mugilan</text:span></text:p>
            <text:p><text:span text:style-name="T1">Designation:</text:span><text:tab/><text:span text:style-name="T2">Senior Devops Engineer</text:span></text:p>
            <text:p><text:span text:style-name="T1">Employee ID:</text:span><text:tab/><text:span text:style-name="T2">002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custom-shape draw:style-name="gr2" draw:text-style-name="P1" draw:layer="Layout" svg:width="2.8cm" svg:height="3cm" svg:x="0.2cm" svg:y="1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.4cm" svg:x="3.4cm" svg:y="16.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623cm" svg:height="0.962cm" svg:x="0.377cm" svg:y="16.6cm">
          <draw:text-box>
            <text:p text:style-name="P2"><text:span text:style-name="T3">Trainee</text:span></text:p>
          </draw:text-box>
        </draw:frame>
        <draw:frame draw:style-name="gr4" draw:text-style-name="P2" draw:layer="layout" svg:width="4.236cm" svg:height="2.384cm" svg:x="3.6cm" svg:y="13.812cm">
          <draw:text-box>
            <text:p text:style-name="P2"><text:span text:style-name="T3">Associate</text:span></text:p>
            <text:p text:style-name="P2"><text:span text:style-name="T3">System</text:span></text:p>
            <text:p text:style-name="P2"><text:span text:style-name="T3">Administrator</text:span></text:p>
          </draw:text-box>
        </draw:frame>
        <draw:custom-shape draw:style-name="gr2" draw:text-style-name="P1" draw:layer="Layout" svg:width="4.4cm" svg:height="5.2cm" svg:x="8cm" svg:y="15.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236cm" svg:height="1.673cm" svg:x="8.364cm" svg:y="13.8cm">
          <draw:text-box>
            <text:p text:style-name="P2"><text:span text:style-name="T3">System</text:span></text:p>
            <text:p text:style-name="P2"><text:span text:style-name="T3">Administrator</text:span></text:p>
          </draw:text-box>
        </draw:frame>
        <draw:custom-shape draw:style-name="gr6" draw:text-style-name="P1" draw:layer="Layout" svg:width="4.2cm" svg:height="6.6cm" svg:x="13cm" svg:y="14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3.249cm" svg:height="2.384cm" svg:x="13.351cm" svg:y="11.6cm">
          <draw:text-box>
            <text:p text:style-name="P2"><text:span text:style-name="T3">Associate</text:span></text:p>
            <text:p text:style-name="P2"><text:span text:style-name="T3">Devops</text:span></text:p>
            <text:p text:style-name="P2"><text:span text:style-name="T3">Engineer</text:span></text:p>
          </draw:text-box>
        </draw:frame>
        <draw:custom-shape draw:style-name="gr2" draw:text-style-name="P1" draw:layer="Layout" svg:width="4.8cm" svg:height="8.4cm" svg:x="18cm" svg:y="12.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034cm" svg:height="1.673cm" svg:x="18.966cm" svg:y="11cm">
          <draw:text-box>
            <text:p text:style-name="P2"><text:span text:style-name="T3">Devops</text:span></text:p>
            <text:p text:style-name="P2"><text:span text:style-name="T3">Engineer</text:span></text:p>
          </draw:text-box>
        </draw:frame>
        <draw:custom-shape draw:style-name="gr2" draw:text-style-name="P1" draw:layer="Layout" svg:width="4.2cm" svg:height="10.4cm" svg:x="23.2cm" svg:y="10.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34cm" svg:height="2.384cm" svg:x="23.766cm" svg:y="8cm">
          <draw:text-box>
            <text:p text:style-name="P2"><text:span text:style-name="T3">Senior</text:span></text:p>
            <text:p text:style-name="P2"><text:span text:style-name="T3">Devops</text:span></text:p>
            <text:p text:style-name="P2"><text:span text:style-name="T3">Engineer</text:span></text:p>
          </draw:text-box>
        </draw:frame>
        <draw:frame draw:style-name="gr8" draw:text-style-name="P4" draw:layer="layout" svg:width="21cm" svg:height="2.783cm" svg:x="4cm" svg:y="2.2cm">
          <draw:text-box>
            <text:p text:style-name="P3"><text:span text:style-name="T4">Career Status in Expertus infotech / Peopleone Technology Pvt. Lt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Responsibilities taken during Expertus Infotech / Peopleone Technology</text:span></text:p>
          </draw:text-box>
        </draw:frame>
        <draw:frame presentation:style-name="pr2" draw:text-style-name="P7" draw:layer="layout" svg:width="25.199cm" svg:height="14.4cm" svg:x="1.001cm" svg:y="5.2cm" presentation:class="outline" presentation:user-transformed="true">
          <draw:text-box>
            <text:list text:style-name="L2">
              <text:list-item>
                <text:p><text:span text:style-name="T5">Licence maintanence</text:span></text:p>
              </text:list-item>
              <text:list-item>
                <text:p><text:span text:style-name="T5">Software Administration</text:span></text:p>
              </text:list-item>
              <text:list-item>
                <text:p><text:span text:style-name="T5">End users Handling</text:span></text:p>
              </text:list-item>
              <text:list-item>
                <text:p><text:span text:style-name="T5">Remote Administration</text:span></text:p>
              </text:list-item>
              <text:list-item>
                <text:p><text:span text:style-name="T5">IP Management</text:span></text:p>
              </text:list-item>
              <text:list-item>
                <text:p><text:span text:style-name="T5">Internet Explorer Browser Upgradation</text:span></text:p>
              </text:list-item>
              <text:list-item>
                <text:p><text:span text:style-name="T5">Access mangement for email groups and users</text:span></text:p>
              </text:list-item>
              <text:list-item>
                <text:p><text:span text:style-name="T5">Daily Checks -&gt; server room temp, local servers status</text:span></text:p>
              </text:list-item>
              <text:list-item>
                <text:p><text:span text:style-name="T5">File sharing through windows -&gt; windows, linux -&gt; linux, windows -&gt; linux</text:span></text:p>
              </text:list-item>
              <text:list-item>
                <text:p><text:span text:style-name="T5">SAMBA SHARE ( to share files between windows to linux) *</text:span></text:p>
              </text:list-item>
              <text:list-item>
                <text:p><text:span text:style-name="T5">Port Management</text:span></text:p>
              </text:list-item>
              <text:list-item>
                <text:p><text:span text:style-name="T5">Network Manage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1">Responsibilities taken during Expertus Infotech / Peopleone Technology</text:span></text:p>
          </draw:text-box>
        </draw:frame>
        <draw:frame presentation:style-name="pr2" draw:text-style-name="P9" draw:layer="layout" svg:width="25.199cm" svg:height="12.486cm" svg:x="1.4cm" svg:y="4.914cm" presentation:class="outline" presentation:user-transformed="true">
          <draw:text-box>
            <text:list text:style-name="L2">
              <text:list-item>
                <text:p><text:span text:style-name="T6">Operating System instalation (centos, ubuntu, windows XP 7)</text:span></text:p>
              </text:list-item>
              <text:list-item>
                <text:p><text:span text:style-name="T6">Openvpn client instalation</text:span></text:p>
              </text:list-item>
              <text:list-item>
                <text:p><text:span text:style-name="T6">Support for onsite endusers</text:span></text:p>
              </text:list-item>
              <text:list-item>
                <text:p><text:span text:style-name="T6">Access card and access management</text:span></text:p>
              </text:list-item>
              <text:list-item>
                <text:p><text:span text:style-name="T6">Forwarding mails from deactivated LDAP users to Active Users</text:span></text:p>
              </text:list-item>
              <text:list-item>
                <text:p><text:span text:style-name="T6">Validation for new site setup</text:span></text:p>
              </text:list-item>
              <text:list-item>
                <text:p><text:span text:style-name="T6">Installation of mantis from Burnt iso image</text:span></text:p>
              </text:list-item>
              <text:list-item>
                <text:p><text:span text:style-name="T6">Hardware Troubleshooting </text:span></text:p>
              </text:list-item>
              <text:list-item>
                <text:p><text:span text:style-name="T6">Hard Disk Management</text:span></text:p>
              </text:list-item>
              <text:list-item>
                <text:p><text:span text:style-name="T6">Gmail billing activation </text:span></text:p>
              </text:list-item>
              <text:list-item>
                <text:p><text:span text:style-name="T6">Enabled DHCP in sonicwall firewall </text:span></text:p>
              </text:list-item>
              <text:list-item>
                <text:p><text:span text:style-name="T6">Keypass software Manage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">Responsibilities taken during Expertus Infotech / Peopleone Technology</text:span></text:p>
          </draw:text-box>
        </draw:frame>
        <draw:frame presentation:style-name="pr2" draw:text-style-name="P9" draw:layer="layout" svg:width="25.199cm" svg:height="15cm" svg:x="1.401cm" svg:y="4.6cm" presentation:class="outline" presentation:user-transformed="true">
          <draw:text-box>
            <text:list text:style-name="L2">
              <text:list-item>
                <text:p><text:span text:style-name="T6">VOIP phone lines maintanence for UAL team </text:span></text:p>
              </text:list-item>
              <text:list-item>
                <text:p><text:span text:style-name="T6">VOIP server Management</text:span></text:p>
              </text:list-item>
              <text:list-item>
                <text:p><text:span text:style-name="T6">Documentation for onsite user to set up Expertus email account on his new android phone</text:span></text:p>
              </text:list-item>
              <text:list-item>
                <text:p><text:span text:style-name="T6">Active Directory client installation in linux through centrifyDC *</text:span></text:p>
              </text:list-item>
              <text:list-item>
                <text:p><text:span text:style-name="T6">Pugins installation in eclipse (svn php) *</text:span></text:p>
              </text:list-item>
              <text:list-item>
                <text:p><text:span text:style-name="T6">Outlook Management -&gt; given instruction to onsite user to reduce Mailbox Size</text:span></text:p>
              </text:list-item>
              <text:list-item>
                <text:p><text:span text:style-name="T6">Mounted files through NFS share *</text:span></text:p>
              </text:list-item>
              <text:list-item>
                <text:p><text:span text:style-name="T6">Troubleshooted Google Apps Sync to sync users email password *</text:span></text:p>
              </text:list-item>
              <text:list-item>
                <text:p><text:span text:style-name="T6">Made the Google Apps Sync to run automatically for every 15 min *</text:span></text:p>
              </text:list-item>
              <text:list-item>
                <text:p><text:span text:style-name="T6">Remote Management</text:span></text:p>
              </text:list-item>
              <text:list-item>
                <text:p><text:span text:style-name="T6">Tried to install OS X Yosemite in mac mini for mobile team *</text:span></text:p>
              </text:list-item>
              <text:list-item>
                <text:p><text:span text:style-name="T6">Zabbix report generation and shared to Edwards production team.</text:span></text:p>
              </text:list-item>
              <text:list-item>
                <text:p><text:span text:style-name="T6">Troubleshooted and installed wifi drivers in dell (centos 7). *</text:span></text:p>
              </text:list-item>
              <text:list-item>
                <text:p><text:span text:style-name="T6">Teampass Manage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frame presentation:style-name="pr6" draw:text-style-name="P10" draw:layer="layout" svg:width="25.199cm" svg:height="2.563cm" svg:x="1.4cm" svg:y="0.837cm" presentation:class="title" presentation:user-transformed="true">
          <draw:text-box>
            <text:p text:style-name="P1"><text:span text:style-name="T2">Learning Tasks Given by Nathan</text:span></text:p>
          </draw:text-box>
        </draw:frame>
        <draw:frame presentation:style-name="pr7" draw:layer="layout" svg:width="25.199cm" svg:height="7.457cm" svg:x="1.4cm" svg:y="4.343cm" presentation:class="outline" presentation:user-transformed="true">
          <draw:text-box>
            <text:list text:style-name="L2">
              <text:list-header>
                <text:p><text:span text:style-name="T2">Task 1:</text:span></text:p>
              </text:list-header>
              <text:list-item>
                <text:p><text:span text:style-name="T5">Apache installation and configuration completed on time and submitted</text:span></text:p>
                <text:p><text:span text:style-name="T7">Task 2:</text:span></text:p>
              </text:list-item>
              <text:list-item>
                <text:p><text:span text:style-name="T2"><text:s/></text:span><text:span text:style-name="T2">M</text:span><text:span text:style-name="T5">ysql source code installation completed on time and submitted</text:span></text:p>
                <text:p><text:span text:style-name="T5">Task 3:</text:span></text:p>
              </text:list-item>
              <text:list-item>
                <text:p><text:span text:style-name="T5">Apache php memcache installation using source code completed on time and submitted</text:span></text:p>
              </text:list-item>
            </text:list>
          </draw:text-box>
        </draw:frame>
        <draw:frame presentation:style-name="pr7" draw:text-style-name="P6" draw:layer="layout" svg:width="25.199cm" svg:height="7.209cm" svg:x="1.401cm" svg:y="12.991cm" presentation:class="outline" presentation:user-transformed="true">
          <draw:text-box>
            <text:list text:style-name="L2">
              <text:list-header>
                <text:p><text:span text:style-name="T2">VIRTUALISATION MANAGEMENT:</text:span></text:p>
              </text:list-header>
              <text:list-item>
                <text:p><text:span text:style-name="T5">Citrix server installation for virtualisation </text:span></text:p>
              </text:list-item>
              <text:list-item>
                <text:p><text:span text:style-name="T5">Managed ip's for citrix server ports </text:span></text:p>
              </text:list-item>
              <text:list-item>
                <text:p><text:span text:style-name="T5">Managed VmWare by creating local servers and assigned ips.</text:span></text:p>
              </text:list-item>
              <text:list-item>
                <text:p><text:span text:style-name="T5">Calculation of RAM and CPU for guest OS in Virtualisa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1">Responsibilities taken during Expertus Infotech / Peopleone Technology</text:span></text:p>
          </draw:text-box>
        </draw:frame>
        <draw:frame presentation:style-name="pr7" draw:text-style-name="P6" draw:layer="layout" svg:width="25.199cm" svg:height="13.779cm" svg:x="1.4cm" svg:y="5.421cm" presentation:class="outline" presentation:user-transformed="true">
          <draw:text-box>
            <text:list text:style-name="L2">
              <text:list-header>
                <text:p><text:span text:style-name="T8">Migrations:</text:span></text:p>
                <text:p><text:span text:style-name="T7">Successfully handled and completed following migrations.</text:span></text:p>
              </text:list-header>
              <text:list-item>
                <text:p><text:span text:style-name="T6">spectrum migration</text:span></text:p>
              </text:list-item>
              <text:list-item>
                <text:p><text:span text:style-name="T6">centos7 migration</text:span></text:p>
              </text:list-item>
              <text:list-item>
                <text:p><text:span text:style-name="T6">Rackspace firewall migration</text:span></text:p>
              </text:list-item>
              <text:list-item>
                <text:p><text:span text:style-name="T6">FPM migration</text:span></text:p>
              </text:list-item>
              <text:list-item>
                <text:p><text:span text:style-name="T6">SVN migration</text:span></text:p>
              </text:list-item>
              <text:list-item>
                <text:p><text:span text:style-name="T6">Jenkins migration</text:span></text:p>
              </text:list-item>
              <text:list-item>
                <text:p><text:span text:style-name="T6">Rackspace to AWS migration</text:span></text:p>
              </text:list-item>
              <text:list-item>
                <text:p><text:span text:style-name="T6">Mantis server migration</text:span></text:p>
              </text:list-item>
              <text:list-item>
                <text:p><text:span text:style-name="T6">Xchange server migration</text:span></text:p>
              </text:list-item>
              <text:list-item>
                <text:p><text:span text:style-name="T6">Puppet migration</text:span></text:p>
              </text:list-item>
              <text:list-item>
                <text:p><text:span text:style-name="T6">Taken part in major migration of shifting from Dowlath tower to SP infocity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5.199cm" svg:height="2.363cm" svg:x="1.4cm" svg:y="0.037cm" presentation:class="title" presentation:user-transformed="true">
          <draw:text-box>
            <text:p><text:span text:style-name="T2">Implementation and major roles</text:span></text:p>
          </draw:text-box>
        </draw:frame>
        <draw:frame presentation:style-name="pr2" draw:text-style-name="P11" draw:layer="layout" svg:width="25.199cm" svg:height="17.979cm" svg:x="1.2cm" svg:y="2.621cm" presentation:class="outline" presentation:user-transformed="true">
          <draw:text-box>
            <text:list text:style-name="L2">
              <text:list-header>
                <text:p><text:span text:style-name="T9">Automations:</text:span></text:p>
                <text:p><text:span text:style-name="T10">Scripting:</text:span></text:p>
                <text:p><text:span text:style-name="T11">Jenkins scripts:</text:span></text:p>
              </text:list-header>
              <text:list-item>
                <text:p><text:span text:style-name="T7"><text:s/></text:span><text:span text:style-name="T12">build_jenkins.sh, check_jenkins.sh, <text:s/>cron_diff_check_jenkins.sh, disable_cron_jenkins.sh , enabling_cron_jenkins.sh</text:span></text:p>
                <text:p><text:span text:style-name="T13">Monitor scripts:</text:span></text:p>
              </text:list-item>
              <text:list-item>
                <text:p><text:span text:style-name="T14">cert_expiry.sh</text:span><text:span text:style-name="T15"> to check and intimitate the ssl certificate expiration date.</text:span></text:p>
              </text:list-item>
              <text:list-item>
                <text:p><text:span text:style-name="T16">disk.sh</text:span><text:span text:style-name="T15"> updated this script respective to mount folder details sent in mail already.</text:span></text:p>
              </text:list-item>
              <text:list-item>
                <text:p><text:span text:style-name="T16">slave_check_final.sh</text:span><text:span text:style-name="T15"> This script will send mail if replication breaks.</text:span></text:p>
                <text:p><text:span text:style-name="T11">Environment scripts</text:span><text:span text:style-name="T5">:</text:span></text:p>
              </text:list-item>
              <text:list-item>
                <text:p><text:span text:style-name="T16">aws_script</text:span><text:span text:style-name="T15">, is used during aws migration.This will bring up the enviroment including stack.</text:span></text:p>
              </text:list-item>
              <text:list-item>
                <text:p><text:span text:style-name="T16">build.sh, check.sh, checklist_prod.sh, cron.sh, diff_check.sh, enabling_cron.sh, fullbuild_prod.sh, incremental.sh</text:span><text:span text:style-name="T15">. These scripts are used to deploy build without jenkins.</text:span></text:p>
              </text:list-item>
              <text:list-item>
                <text:p><text:span text:style-name="T16">redis_multi.sh</text:span><text:span text:style-name="T15"> - To create multiple redis server with different ports in same machine for LXP</text:span></text:p>
              </text:list-item>
              <text:list-item>
                <text:p><text:span text:style-name="T16">fail_check.sh</text:span><text:span text:style-name="T15"> – To check the number of fail in attempts from sftp serv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text-style-name="P8" draw:layer="layout" svg:width="25.199cm" svg:height="2.332cm" svg:x="1.6cm" svg:y="0.4cm" presentation:class="title" presentation:user-transformed="true">
          <draw:text-box>
            <text:p><text:span text:style-name="T1">Implementation and major roles</text:span></text:p>
          </draw:text-box>
        </draw:frame>
        <draw:frame presentation:style-name="pr2" draw:text-style-name="P12" draw:layer="layout" svg:width="25.199cm" svg:height="17.979cm" svg:x="1.4cm" svg:y="3.4cm" presentation:class="outline" presentation:user-transformed="true">
          <draw:text-box>
            <text:list text:style-name="L2">
              <text:list-item>
                <text:p><text:span text:style-name="T15">Implemented gluster server with replica in ABB server.</text:span></text:p>
              </text:list-item>
              <text:list-item>
                <text:p><text:span text:style-name="T15">Implemented multiple IP in AWS EC2 machines to run multiple stacks in same AWS servers.</text:span></text:p>
              </text:list-item>
              <text:list-item>
                <text:p><text:span text:style-name="T15">Involved in all ABB activites like migrations, hardware upgrade, slave replication, monitoring</text:span></text:p>
              </text:list-item>
              <text:list-item>
                <text:p><text:span text:style-name="T15">Maintaining devops repository in svn which has our scripts and stack files.</text:span></text:p>
              </text:list-item>
              <text:list-item>
                <text:p><text:span text:style-name="T15">Taken part in creating new SVN server in AWS and enabled authentication.</text:span></text:p>
              </text:list-item>
              <text:list-item>
                <text:p><text:span text:style-name="T15">After Sudhakaran, handled the ROR SVN by creating new user setup and shared knowledge with team.</text:span></text:p>
              </text:list-item>
              <text:list-item>
                <text:p><text:span text:style-name="T15">Implemented slave replication using data folder movement without taking dump.</text:span></text:p>
              </text:list-item>
              <text:list-item>
                <text:p><text:span text:style-name="T15">Implemented haproxy for ABB with ACL rules to handle different domain url with different SSL.Made haproxy monitoring through browser by enabling the port in AWS security rules.</text:span></text:p>
              </text:list-item>
              <text:list-item>
                <text:p><text:span text:style-name="T15">Handled and completed setup up AWS security rules for our application to handle.</text:span></text:p>
              </text:list-item>
              <text:list-item>
                <text:p><text:span text:style-name="T15">Successfully handled DOS attack by blocking an ip in aws default VPC to make site up.</text:span></text:p>
              </text:list-item>
              <text:list-item>
                <text:p><text:span text:style-name="T15">Resolved stack issue in new laptops Ubuntu 18.04.04 by upgrading two components in our ESP7Stack.</text:span></text:p>
              </text:list-item>
              <text:list-item>
                <text:p><text:span text:style-name="T15">To decrease the load and to maintain security disabled LDAP login in jenkins.</text:span></text:p>
              </text:list-item>
              <text:list-item>
                <text:p><text:span text:style-name="T15">Created jobs in jenkins related to lxp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0" draw:text-style-name="P8" draw:layer="layout" svg:width="25.199cm" svg:height="1.763cm" svg:x="1.4cm" svg:y="0.837cm" presentation:class="title" presentation:user-transformed="true">
          <draw:text-box>
            <text:p><text:span text:style-name="T1">Implementation and major roles</text:span></text:p>
          </draw:text-box>
        </draw:frame>
        <draw:frame presentation:style-name="pr2" draw:text-style-name="P12" draw:layer="layout" svg:width="25.199cm" svg:height="16cm" svg:x="1.401cm" svg:y="3.6cm" presentation:class="outline" presentation:user-transformed="true">
          <draw:text-box>
            <text:list text:style-name="L2">
              <text:list-item>
                <text:p><text:span text:style-name="T15">Helped team to solve issues in jenkins jobs for LXP and API to generate build.</text:span></text:p>
              </text:list-item>
              <text:list-item>
                <text:p><text:span text:style-name="T15">Troubleshooted LXP job and resolved loop problem by adding dos2unix in the script.</text:span></text:p>
              </text:list-item>
              <text:list-item>
                <text:p><text:span text:style-name="T15">Worked in LXP jenkins job to generate db build for lxp(new ui).</text:span></text:p>
              </text:list-item>
              <text:list-item>
                <text:p><text:span text:style-name="T15">Taken resposibility for release management and handled build and deployment with check lists.</text:span></text:p>
              </text:list-item>
              <text:list-item>
                <text:p><text:span text:style-name="T15">Lead the team along with Anbarasan in LXP projects.</text:span></text:p>
              </text:list-item>
              <text:list-item>
                <text:p><text:span text:style-name="T15">Shared knowledge and Documents to our team for LXP setup.</text:span></text:p>
              </text:list-item>
              <text:list-item>
                <text:p><text:span text:style-name="T15">Created new demo lxp environments with LMS and API on time whenever needed.</text:span></text:p>
              </text:list-item>
              <text:list-item>
                <text:p><text:span text:style-name="T15">Completed setup of Load test environment with volume of ABB data and given support to monitor load test.Changed haproxy config files balancing algoritams according to our load.</text:span></text:p>
              </text:list-item>
              <text:list-item>
                <text:p><text:span text:style-name="T15">Worked along with team to resolve and implement TLS certificates and CDN Type certificate which is very new to our team.</text:span></text:p>
              </text:list-item>
              <text:list-item>
                <text:p><text:span text:style-name="T15">Successfuly implemented lxp by implementing new user permission setup for files folder which is very new to our team.</text:span></text:p>
              </text:list-item>
              <text:list-item>
                <text:p><text:span text:style-name="T15">Worked almost 24/7 by giving our presence in all days including sunday whenever needed.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6T19:43:39.583707276</meta:creation-date>
    <dc:date>2021-01-07T17:25:25.131829846</dc:date>
    <meta:editing-duration>PT6M34S</meta:editing-duration>
    <meta:editing-cycles>9</meta:editing-cycles>
    <meta:generator>LibreOffice/4.2.8.2$Linux_X86_64 LibreOffice_project/420m0$Build-2</meta:generator>
    <meta:document-statistic meta:object-count="73"/>
  </office:meta>
</office:document-meta>
</file>